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5.591cm" svg:y="10.608cm">
            <draw:object draw:notify-on-update-of-ranges="Feuille1.B24:Feuille1.B24 Feuille1.B25:Feuille1.B33 Feuille1.C24:Feuille1.C24 Feuille1.C25:Feuille1.C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489cm" svg:y="0.339cm">
            <draw:object draw:notify-on-update-of-ranges="Feuille1.B3:Feuille1.B3 Feuille1.B4:Feuille1.B12 Feuille1.C3:Feuille1.C3 Feuille1.C4:Feuille1.C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 de parties gagné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lier</text:p>
          </table:table-cell>
          <table:table-cell office:value-type="string" calcext:value-type="string">
            <text:p>Premier calibrage</text:p>
          </table:table-cell>
          <table:table-cell office:value-type="string" calcext:value-type="string">
            <text:p>Second calib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Jetons gagné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lier</text:p>
          </table:table-cell>
          <table:table-cell office:value-type="string" calcext:value-type="string">
            <text:p>Premier calibrage</text:p>
          </table:table-cell>
          <table:table-cell office:value-type="string" calcext:value-type="string">
            <text:p>Second calib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25" calcext:value-type="float">
            <text:p>-125</text:p>
          </table:table-cell>
          <table:table-cell office:value-type="float" office:value="33.36" calcext:value-type="float">
            <text:p>33,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-108" calcext:value-type="float">
            <text:p>-108</text:p>
          </table:table-cell>
          <table:table-cell office:value-type="float" office:value="-25.18" calcext:value-type="float">
            <text:p>-25,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-87" calcext:value-type="float">
            <text:p>-87</text:p>
          </table:table-cell>
          <table:table-cell office:value-type="float" office:value="11.24" calcext:value-type="float">
            <text:p>11,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-21" calcext:value-type="float">
            <text:p>-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-17" calcext:value-type="float">
            <text:p>-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-22" calcext:value-type="float">
            <text:p>-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-35" calcext:value-type="float">
            <text:p>-35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4:36:09.490006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7:44:26.045266605</meta:creation-date>
    <dc:date>2015-05-22T14:41:27.419498559</dc:date>
    <meta:editing-duration>PT16M40S</meta:editing-duration>
    <meta:editing-cycles>7</meta:editing-cycles>
    <meta:generator>LibreOffice/4.2.8.2$Linux_x86 LibreOffice_project/420m0$Build-2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c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72cm" svg:y="3.952cm" style:legend-expansion="high" chart:style-name="ch2"/>
        <chart:plot-area chart:style-name="ch3" table:cell-range-address="Feuille1.B24:Feuille1.C33" chart:data-source-has-labels="row" svg:x="1.331cm" svg:y="0.18cm" svg:width="10.922cm" svg:height="7.659cm">
          <chartooo:coordinate-region svg:x="2.243cm" svg:y="0.38cm" svg:width="10.01cm" svg:height="6.812cm"/>
          <chart:axis chart:dimension="x" chart:name="primary-x" chart:style-name="ch4">
            <chart:title svg:x="6.232cm" svg:y="8.019cm" chart:style-name="ch5">
              <text:p>Paliers</text:p>
            </chart:title>
          </chart:axis>
          <chart:axis chart:dimension="y" chart:name="primary-y" chart:style-name="ch6">
            <chart:title svg:x="0.451cm" svg:y="4.543cm" chart:style-name="ch7">
              <text:p>Jetons</text:p>
            </chart:title>
            <chart:grid chart:style-name="ch8" chart:class="major"/>
          </chart:axis>
          <chart:series chart:style-name="ch9" chart:values-cell-range-address="Feuille1.B25:Feuille1.B33" chart:label-cell-address="Feuille1.B24:Feuille1.B24" chart:class="chart:bar">
            <chart:data-point chart:repeated="9"/>
          </chart:series>
          <chart:series chart:style-name="ch10" chart:values-cell-range-address="Feuille1.C25:Feuille1.C33" chart:label-cell-address="Feuille1.C24:Feuille1.C2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er calibrage</text:p>
                <draw:g>
                  <svg:desc>Feuille1.B24:Feuille1.B24</svg:desc>
                </draw:g>
              </table:table-cell>
              <table:table-cell office:value-type="string">
                <text:p>Second calibrage</text:p>
                <draw:g>
                  <svg:desc>Feuille1.C24:Feuille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5">
                <text:p>-125</text:p>
                <draw:g>
                  <svg:desc>Feuille1.B25:Feuille1.B33</svg:desc>
                </draw:g>
              </table:table-cell>
              <table:table-cell office:value-type="float" office:value="33.36">
                <text:p>33.36</text:p>
                <draw:g>
                  <svg:desc>Feuille1.C25:Feuille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8">
                <text:p>-108</text:p>
              </table:table-cell>
              <table:table-cell office:value-type="float" office:value="-25.18">
                <text:p>-25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7">
                <text:p>-8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">
                <text:p>-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">
                <text:p>-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">
                <text:p>-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5">
                <text:p>-35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cc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72cm" svg:y="3.952cm" style:legend-expansion="high" chart:style-name="ch2"/>
        <chart:plot-area chart:style-name="ch3" table:cell-range-address="Feuille1.B3:Feuille1.C12" chart:data-source-has-labels="row" svg:x="0.32cm" svg:y="0.18cm" svg:width="11.933cm" svg:height="8.64cm">
          <chartooo:coordinate-region svg:x="0.941cm" svg:y="0.379cm" svg:width="11.3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4:Feuille1.B12" chart:label-cell-address="Feuille1.B3:Feuille1.B3" chart:class="chart:bar">
            <chart:data-point chart:repeated="9"/>
          </chart:series>
          <chart:series chart:style-name="ch8" chart:values-cell-range-address="Feuille1.C4:Feuille1.C12" chart:label-cell-address="Feuille1.C3:Feuille1.C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mier calibrage</text:p>
                <draw:g>
                  <svg:desc>Feuille1.B3:Feuille1.B3</svg:desc>
                </draw:g>
              </table:table-cell>
              <table:table-cell office:value-type="string">
                <text:p>Second calibrage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Feuille1.B4:Feuille1.B12</svg:desc>
                </draw:g>
              </table:table-cell>
              <table:table-cell office:value-type="float" office:value="63">
                <text:p>63</text:p>
                <draw:g>
                  <svg:desc>Feuille1.C4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